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FD000000FDB43ABA64C5FC9CAB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5.9945in" svg:y="1.1087in">
            <draw:object draw:notify-on-update-of-ranges="Sheet1.A7:Sheet1.A97 Sheet1.B7:Sheet1.B9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5.952in" svg:y="5.2283in">
            <draw:object draw:notify-on-update-of-ranges="Sheet1.A7:Sheet1.A97 Sheet1.C7:Sheet1.C9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#Touchstone format</text:p>
          </table:table-cell>
          <table:table-cell office:value-type="string" calcext:value-type="string">
            <text:p>DB</text:p>
          </table:table-cell>
          <table:table-cell/>
        </table:table-row>
        <table:table-row table:style-name="ro1">
          <table:table-cell office:value-type="string" calcext:value-type="string">
            <text:p>#frequency unit</text:p>
          </table:table-cell>
          <table:table-cell office:value-type="string" calcext:value-type="string">
            <text:p>GHz</text:p>
          </table:table-cell>
          <table:table-cell/>
        </table:table-row>
        <table:table-row table:style-name="ro1">
          <table:table-cell office:value-type="string" calcext:value-type="string">
            <text:p>#number of frequencies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#number of por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#prior iterations pre-pended by 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Frequency(GHz)</text:p>
          </table:table-cell>
          <table:table-cell office:value-type="string" calcext:value-type="string">
            <text:p>dB(S(1;1))</text:p>
          </table:table-cell>
          <table:table-cell office:value-type="string" calcext:value-type="string">
            <text:p>deg(S(1;1)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0391075553183183" calcext:value-type="float">
            <text:p>-0.003910755531832</text:p>
          </table:table-cell>
          <table:table-cell office:value-type="float" office:value="-90.0156739664963" calcext:value-type="float">
            <text:p>-90.015673966496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-0.00574363136693402" calcext:value-type="float">
            <text:p>-0.005743631366934</text:p>
          </table:table-cell>
          <table:table-cell office:value-type="float" office:value="-99.157320261163" calcext:value-type="float">
            <text:p>-99.157320261163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-0.00839483172619585" calcext:value-type="float">
            <text:p>-0.008394831726196</text:p>
          </table:table-cell>
          <table:table-cell office:value-type="float" office:value="-108.344060117607" calcext:value-type="float">
            <text:p>-108.344060117607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-0.0121878939904191" calcext:value-type="float">
            <text:p>-0.012187893990419</text:p>
          </table:table-cell>
          <table:table-cell office:value-type="float" office:value="-117.58226412336" calcext:value-type="float">
            <text:p>-117.58226412336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-0.0175264391339908" calcext:value-type="float">
            <text:p>-0.017526439133991</text:p>
          </table:table-cell>
          <table:table-cell office:value-type="float" office:value="-126.878896536312" calcext:value-type="float">
            <text:p>-126.87889653631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-0.0248927785430257" calcext:value-type="float">
            <text:p>-0.024892778543026</text:p>
          </table:table-cell>
          <table:table-cell office:value-type="float" office:value="-136.241756150112" calcext:value-type="float">
            <text:p>-136.24175615011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-0.0348733714617597" calcext:value-type="float">
            <text:p>-0.03487337146176</text:p>
          </table:table-cell>
          <table:table-cell office:value-type="float" office:value="-145.680062904627" calcext:value-type="float">
            <text:p>-145.680062904627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-0.048286289834774" calcext:value-type="float">
            <text:p>-0.048286289834774</text:p>
          </table:table-cell>
          <table:table-cell office:value-type="float" office:value="-155.2053978026" calcext:value-type="float">
            <text:p>-155.2053978026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-0.06652917773437" calcext:value-type="float">
            <text:p>-0.06652917773437</text:p>
          </table:table-cell>
          <table:table-cell office:value-type="float" office:value="-164.832455386297" calcext:value-type="float">
            <text:p>-164.832455386297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-0.0922403320443808" calcext:value-type="float">
            <text:p>-0.092240332044381</text:p>
          </table:table-cell>
          <table:table-cell office:value-type="float" office:value="-174.57779651287" calcext:value-type="float">
            <text:p>-174.577796512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130028219682747" calcext:value-type="float">
            <text:p>-0.130028219682747</text:p>
          </table:table-cell>
          <table:table-cell office:value-type="float" office:value="175.547263754186" calcext:value-type="float">
            <text:p>175.547263754186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-0.185864483426309" calcext:value-type="float">
            <text:p>-0.185864483426309</text:p>
          </table:table-cell>
          <table:table-cell office:value-type="float" office:value="165.552326691162" calcext:value-type="float">
            <text:p>165.552326691162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-0.26293767055621" calcext:value-type="float">
            <text:p>-0.26293767055621</text:p>
          </table:table-cell>
          <table:table-cell office:value-type="float" office:value="155.476341530857" calcext:value-type="float">
            <text:p>155.47634153085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-0.35744321611426" calcext:value-type="float">
            <text:p>-0.35744321611426</text:p>
          </table:table-cell>
          <table:table-cell office:value-type="float" office:value="145.353439406852" calcext:value-type="float">
            <text:p>145.353439406852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-0.463458969885098" calcext:value-type="float">
            <text:p>-0.463458969885098</text:p>
          </table:table-cell>
          <table:table-cell office:value-type="float" office:value="135.16816325454" calcext:value-type="float">
            <text:p>135.16816325454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-0.580490351480953" calcext:value-type="float">
            <text:p>-0.580490351480953</text:p>
          </table:table-cell>
          <table:table-cell office:value-type="float" office:value="124.877130423322" calcext:value-type="float">
            <text:p>124.877130423322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712352466043154" calcext:value-type="float">
            <text:p>-0.712352466043154</text:p>
          </table:table-cell>
          <table:table-cell office:value-type="float" office:value="114.450750995128" calcext:value-type="float">
            <text:p>114.450750995128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-0.863007990809073" calcext:value-type="float">
            <text:p>-0.863007990809073</text:p>
          </table:table-cell>
          <table:table-cell office:value-type="float" office:value="103.879857738654" calcext:value-type="float">
            <text:p>103.879857738654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-1.03313705080842" calcext:value-type="float">
            <text:p>-1.03313705080842</text:p>
          </table:table-cell>
          <table:table-cell office:value-type="float" office:value="93.1664140349049" calcext:value-type="float">
            <text:p>93.1664140349049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-1.21605681786989" calcext:value-type="float">
            <text:p>-1.21605681786989</text:p>
          </table:table-cell>
          <table:table-cell office:value-type="float" office:value="82.2808921473022" calcext:value-type="float">
            <text:p>82.2808921473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40572323828937" calcext:value-type="float">
            <text:p>-1.40572323828937</text:p>
          </table:table-cell>
          <table:table-cell office:value-type="float" office:value="71.0516189372075" calcext:value-type="float">
            <text:p>71.0516189372075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1.6376977529497" calcext:value-type="float">
            <text:p>-1.6376977529497</text:p>
          </table:table-cell>
          <table:table-cell office:value-type="float" office:value="59.1946269832844" calcext:value-type="float">
            <text:p>59.1946269832844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-1.9910124121868" calcext:value-type="float">
            <text:p>-1.9910124121868</text:p>
          </table:table-cell>
          <table:table-cell office:value-type="float" office:value="46.8082872955569" calcext:value-type="float">
            <text:p>46.8082872955569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-2.48563263240875" calcext:value-type="float">
            <text:p>-2.48563263240875</text:p>
          </table:table-cell>
          <table:table-cell office:value-type="float" office:value="34.3908431113129" calcext:value-type="float">
            <text:p>34.3908431113129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-3.08340829556911" calcext:value-type="float">
            <text:p>-3.08340829556911</text:p>
          </table:table-cell>
          <table:table-cell office:value-type="float" office:value="22.1702288390775" calcext:value-type="float">
            <text:p>22.170228839077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3.7617676874403" calcext:value-type="float">
            <text:p>-3.7617676874403</text:p>
          </table:table-cell>
          <table:table-cell office:value-type="float" office:value="10.0959562957255" calcext:value-type="float">
            <text:p>10.0959562957255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-4.52095993342719" calcext:value-type="float">
            <text:p>-4.52095993342719</text:p>
          </table:table-cell>
          <table:table-cell office:value-type="float" office:value="-1.88765834133984" calcext:value-type="float">
            <text:p>-1.88765834133984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-5.36371467102466" calcext:value-type="float">
            <text:p>-5.36371467102466</text:p>
          </table:table-cell>
          <table:table-cell office:value-type="float" office:value="-13.7781731424466" calcext:value-type="float">
            <text:p>-13.7781731424466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-6.28483347468701" calcext:value-type="float">
            <text:p>-6.28483347468701</text:p>
          </table:table-cell>
          <table:table-cell office:value-type="float" office:value="-25.5872202948868" calcext:value-type="float">
            <text:p>-25.5872202948868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-7.27520725633441" calcext:value-type="float">
            <text:p>-7.27520725633441</text:p>
          </table:table-cell>
          <table:table-cell office:value-type="float" office:value="-37.4287271717394" calcext:value-type="float">
            <text:p>-37.42872717173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8.33347622551896" calcext:value-type="float">
            <text:p>-8.33347622551896</text:p>
          </table:table-cell>
          <table:table-cell office:value-type="float" office:value="-49.5654718423401" calcext:value-type="float">
            <text:p>-49.5654718423401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9.47802762436707" calcext:value-type="float">
            <text:p>-9.47802762436707</text:p>
          </table:table-cell>
          <table:table-cell office:value-type="float" office:value="-62.4210935612451" calcext:value-type="float">
            <text:p>-62.4210935612451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-10.7565838768639" calcext:value-type="float">
            <text:p>-10.7565838768639</text:p>
          </table:table-cell>
          <table:table-cell office:value-type="float" office:value="-76.5865917712069" calcext:value-type="float">
            <text:p>-76.5865917712069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-12.2474756680185" calcext:value-type="float">
            <text:p>-12.2474756680185</text:p>
          </table:table-cell>
          <table:table-cell office:value-type="float" office:value="-92.8600556106478" calcext:value-type="float">
            <text:p>-92.860055610647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-14.0369250593299" calcext:value-type="float">
            <text:p>-14.0369250593299</text:p>
          </table:table-cell>
          <table:table-cell office:value-type="float" office:value="-112.440539193262" calcext:value-type="float">
            <text:p>-112.440539193262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-16.1274752752088" calcext:value-type="float">
            <text:p>-16.1274752752088</text:p>
          </table:table-cell>
          <table:table-cell office:value-type="float" office:value="-137.428572890606" calcext:value-type="float">
            <text:p>-137.428572890606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18.1231069527428" calcext:value-type="float">
            <text:p>-18.1231069527428</text:p>
          </table:table-cell>
          <table:table-cell office:value-type="float" office:value="-170.983355457441" calcext:value-type="float">
            <text:p>-170.983355457441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-18.8121212533458" calcext:value-type="float">
            <text:p>-18.8121212533458</text:p>
          </table:table-cell>
          <table:table-cell office:value-type="float" office:value="147.425326951962" calcext:value-type="float">
            <text:p>147.425326951962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-17.6089969484666" calcext:value-type="float">
            <text:p>-17.6089969484666</text:p>
          </table:table-cell>
          <table:table-cell office:value-type="float" office:value="108.658093783845" calcext:value-type="float">
            <text:p>108.658093783845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-15.7170381554075" calcext:value-type="float">
            <text:p>-15.7170381554075</text:p>
          </table:table-cell>
          <table:table-cell office:value-type="float" office:value="79.3604419474428" calcext:value-type="float">
            <text:p>79.36044194744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3.98882299257" calcext:value-type="float">
            <text:p>-13.98882299257</text:p>
          </table:table-cell>
          <table:table-cell office:value-type="float" office:value="57.2492203666595" calcext:value-type="float">
            <text:p>57.2492203666595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-12.5801241643527" calcext:value-type="float">
            <text:p>-12.5801241643527</text:p>
          </table:table-cell>
          <table:table-cell office:value-type="float" office:value="39.4906090037782" calcext:value-type="float">
            <text:p>39.4906090037782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-11.4340539954187" calcext:value-type="float">
            <text:p>-11.4340539954187</text:p>
          </table:table-cell>
          <table:table-cell office:value-type="float" office:value="24.4312781479115" calcext:value-type="float">
            <text:p>24.4312781479115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-10.4678643494564" calcext:value-type="float">
            <text:p>-10.4678643494564</text:p>
          </table:table-cell>
          <table:table-cell office:value-type="float" office:value="11.0701130749442" calcext:value-type="float">
            <text:p>11.0701130749442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-9.62410826650759" calcext:value-type="float">
            <text:p>-9.62410826650759</text:p>
          </table:table-cell>
          <table:table-cell office:value-type="float" office:value="-1.30531346599446" calcext:value-type="float">
            <text:p>-1.30531346599446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-8.88327847256845" calcext:value-type="float">
            <text:p>-8.88327847256845</text:p>
          </table:table-cell>
          <table:table-cell office:value-type="float" office:value="-13.1974876597973" calcext:value-type="float">
            <text:p>-13.1974876597973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-8.25233197503463" calcext:value-type="float">
            <text:p>-8.25233197503463</text:p>
          </table:table-cell>
          <table:table-cell office:value-type="float" office:value="-24.8593812232866" calcext:value-type="float">
            <text:p>-24.8593812232866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-7.7404051375854" calcext:value-type="float">
            <text:p>-7.7404051375854</text:p>
          </table:table-cell>
          <table:table-cell office:value-type="float" office:value="-36.3142705402316" calcext:value-type="float">
            <text:p>-36.3142705402316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-7.34243827806567" calcext:value-type="float">
            <text:p>-7.34243827806567</text:p>
          </table:table-cell>
          <table:table-cell office:value-type="float" office:value="-47.4702754824361" calcext:value-type="float">
            <text:p>-47.4702754824361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-7.0392231527447" calcext:value-type="float">
            <text:p>-7.0392231527447</text:p>
          </table:table-cell>
          <table:table-cell office:value-type="float" office:value="-58.2432570511514" calcext:value-type="float">
            <text:p>-58.24325705115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6.80765690699801" calcext:value-type="float">
            <text:p>-6.80765690699801</text:p>
          </table:table-cell>
          <table:table-cell office:value-type="float" office:value="-68.6163118631079" calcext:value-type="float">
            <text:p>-68.616311863107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-6.63098700802913" calcext:value-type="float">
            <text:p>-6.63098700802913</text:p>
          </table:table-cell>
          <table:table-cell office:value-type="float" office:value="-78.6220249805797" calcext:value-type="float">
            <text:p>-78.6220249805797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-6.50096197195662" calcext:value-type="float">
            <text:p>-6.50096197195662</text:p>
          </table:table-cell>
          <table:table-cell office:value-type="float" office:value="-88.2819964064325" calcext:value-type="float">
            <text:p>-88.2819964064325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-6.41058829644324" calcext:value-type="float">
            <text:p>-6.41058829644324</text:p>
          </table:table-cell>
          <table:table-cell office:value-type="float" office:value="-97.5659029485284" calcext:value-type="float">
            <text:p>-97.5659029485284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-6.3442460408388" calcext:value-type="float">
            <text:p>-6.3442460408388</text:p>
          </table:table-cell>
          <table:table-cell office:value-type="float" office:value="-106.414396859189" calcext:value-type="float">
            <text:p>-106.41439685918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-6.27489907987751" calcext:value-type="float">
            <text:p>-6.27489907987751</text:p>
          </table:table-cell>
          <table:table-cell office:value-type="float" office:value="-114.817054739169" calcext:value-type="float">
            <text:p>-114.817054739169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-6.17398240543292" calcext:value-type="float">
            <text:p>-6.17398240543292</text:p>
          </table:table-cell>
          <table:table-cell office:value-type="float" office:value="-122.882210666969" calcext:value-type="float">
            <text:p>-122.882210666969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-6.028181139766" calcext:value-type="float">
            <text:p>-6.028181139766</text:p>
          </table:table-cell>
          <table:table-cell office:value-type="float" office:value="-130.81747721838" calcext:value-type="float">
            <text:p>-130.81747721838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-5.84638512646586" calcext:value-type="float">
            <text:p>-5.84638512646586</text:p>
          </table:table-cell>
          <table:table-cell office:value-type="float" office:value="-138.814202542033" calcext:value-type="float">
            <text:p>-138.814202542033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-5.64795541320662" calcext:value-type="float">
            <text:p>-5.64795541320662</text:p>
          </table:table-cell>
          <table:table-cell office:value-type="float" office:value="-146.948704687463" calcext:value-type="float">
            <text:p>-146.9487046874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5.44548245671789" calcext:value-type="float">
            <text:p>-5.44548245671789</text:p>
          </table:table-cell>
          <table:table-cell office:value-type="float" office:value="-155.200050409067" calcext:value-type="float">
            <text:p>-155.200050409067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-5.23990288041351" calcext:value-type="float">
            <text:p>-5.23990288041351</text:p>
          </table:table-cell>
          <table:table-cell office:value-type="float" office:value="-163.543158070539" calcext:value-type="float">
            <text:p>-163.543158070539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-5.02942460168372" calcext:value-type="float">
            <text:p>-5.02942460168372</text:p>
          </table:table-cell>
          <table:table-cell office:value-type="float" office:value="-172.007295747608" calcext:value-type="float">
            <text:p>-172.007295747608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-4.81978221651871" calcext:value-type="float">
            <text:p>-4.81978221651871</text:p>
          </table:table-cell>
          <table:table-cell office:value-type="float" office:value="179.351715660803" calcext:value-type="float">
            <text:p>179.351715660803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-4.62412279194579" calcext:value-type="float">
            <text:p>-4.62412279194579</text:p>
          </table:table-cell>
          <table:table-cell office:value-type="float" office:value="170.520233674614" calcext:value-type="float">
            <text:p>170.520233674614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-4.45383358157401" calcext:value-type="float">
            <text:p>-4.45383358157401</text:p>
          </table:table-cell>
          <table:table-cell office:value-type="float" office:value="161.552560827499" calcext:value-type="float">
            <text:p>161.552560827499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-4.31145196143355" calcext:value-type="float">
            <text:p>-4.31145196143355</text:p>
          </table:table-cell>
          <table:table-cell office:value-type="float" office:value="152.532805025427" calcext:value-type="float">
            <text:p>152.532805025427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-4.19156926826821" calcext:value-type="float">
            <text:p>-4.19156926826821</text:p>
          </table:table-cell>
          <table:table-cell office:value-type="float" office:value="143.52310636441" calcext:value-type="float">
            <text:p>143.52310636441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-4.08649928748941" calcext:value-type="float">
            <text:p>-4.08649928748941</text:p>
          </table:table-cell>
          <table:table-cell office:value-type="float" office:value="134.541619546223" calcext:value-type="float">
            <text:p>134.541619546223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-3.991377781522" calcext:value-type="float">
            <text:p>-3.991377781522</text:p>
          </table:table-cell>
          <table:table-cell office:value-type="float" office:value="125.575142499208" calcext:value-type="float">
            <text:p>125.5751424992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.90545325609919" calcext:value-type="float">
            <text:p>-3.90545325609919</text:p>
          </table:table-cell>
          <table:table-cell office:value-type="float" office:value="116.607240965657" calcext:value-type="float">
            <text:p>116.607240965657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-3.82989667602302" calcext:value-type="float">
            <text:p>-3.82989667602302</text:p>
          </table:table-cell>
          <table:table-cell office:value-type="float" office:value="107.636102454442" calcext:value-type="float">
            <text:p>107.636102454442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-3.76527026248406" calcext:value-type="float">
            <text:p>-3.76527026248406</text:p>
          </table:table-cell>
          <table:table-cell office:value-type="float" office:value="98.6720062064813" calcext:value-type="float">
            <text:p>98.6720062064813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-3.7110306747117" calcext:value-type="float">
            <text:p>-3.7110306747117</text:p>
          </table:table-cell>
          <table:table-cell office:value-type="float" office:value="89.7258911596266" calcext:value-type="float">
            <text:p>89.7258911596266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-3.6666607164188" calcext:value-type="float">
            <text:p>-3.6666607164188</text:p>
          </table:table-cell>
          <table:table-cell office:value-type="float" office:value="80.8049739094228" calcext:value-type="float">
            <text:p>80.8049739094228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-3.63237219112783" calcext:value-type="float">
            <text:p>-3.63237219112783</text:p>
          </table:table-cell>
          <table:table-cell office:value-type="float" office:value="71.9189912014582" calcext:value-type="float">
            <text:p>71.9189912014582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-3.60830253667922" calcext:value-type="float">
            <text:p>-3.60830253667922</text:p>
          </table:table-cell>
          <table:table-cell office:value-type="float" office:value="63.0870464075221" calcext:value-type="float">
            <text:p>63.0870464075221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-3.59298479657732" calcext:value-type="float">
            <text:p>-3.59298479657732</text:p>
          </table:table-cell>
          <table:table-cell office:value-type="float" office:value="54.3370345327505" calcext:value-type="float">
            <text:p>54.3370345327505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-3.58194958538743" calcext:value-type="float">
            <text:p>-3.58194958538743</text:p>
          </table:table-cell>
          <table:table-cell office:value-type="float" office:value="45.6961111778846" calcext:value-type="float">
            <text:p>45.6961111778846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-3.56781994686317" calcext:value-type="float">
            <text:p>-3.56781994686317</text:p>
          </table:table-cell>
          <table:table-cell office:value-type="float" office:value="37.1712666100003" calcext:value-type="float">
            <text:p>37.17126661000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.54365310029184" calcext:value-type="float">
            <text:p>-3.54365310029184</text:p>
          </table:table-cell>
          <table:table-cell office:value-type="float" office:value="28.7341957716378" calcext:value-type="float">
            <text:p>28.7341957716378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-3.50743422092232" calcext:value-type="float">
            <text:p>-3.50743422092232</text:p>
          </table:table-cell>
          <table:table-cell office:value-type="float" office:value="20.3342492624002" calcext:value-type="float">
            <text:p>20.3342492624002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-3.46265390663533" calcext:value-type="float">
            <text:p>-3.46265390663533</text:p>
          </table:table-cell>
          <table:table-cell office:value-type="float" office:value="11.9328949245644" calcext:value-type="float">
            <text:p>11.9328949245644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-3.41411924463624" calcext:value-type="float">
            <text:p>-3.41411924463624</text:p>
          </table:table-cell>
          <table:table-cell office:value-type="float" office:value="3.5230404140636" calcext:value-type="float">
            <text:p>3.5230404140636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-3.36383383017921" calcext:value-type="float">
            <text:p>-3.36383383017921</text:p>
          </table:table-cell>
          <table:table-cell office:value-type="float" office:value="-4.88539235114588" calcext:value-type="float">
            <text:p>-4.88539235114588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-3.31126949486858" calcext:value-type="float">
            <text:p>-3.31126949486858</text:p>
          </table:table-cell>
          <table:table-cell office:value-type="float" office:value="-13.2930960023185" calcext:value-type="float">
            <text:p>-13.2930960023185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-3.25715180551571" calcext:value-type="float">
            <text:p>-3.25715180551571</text:p>
          </table:table-cell>
          <table:table-cell office:value-type="float" office:value="-21.7189032974105" calcext:value-type="float">
            <text:p>-21.7189032974105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-3.20577734789733" calcext:value-type="float">
            <text:p>-3.20577734789733</text:p>
          </table:table-cell>
          <table:table-cell office:value-type="float" office:value="-30.178246773397" calcext:value-type="float">
            <text:p>-30.178246773397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-3.16268448485772" calcext:value-type="float">
            <text:p>-3.16268448485772</text:p>
          </table:table-cell>
          <table:table-cell office:value-type="float" office:value="-38.6603749820388" calcext:value-type="float">
            <text:p>-38.6603749820388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-3.13053426246441" calcext:value-type="float">
            <text:p>-3.13053426246441</text:p>
          </table:table-cell>
          <table:table-cell office:value-type="float" office:value="-47.1324130636522" calcext:value-type="float">
            <text:p>-47.13241306365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.10756466401634" calcext:value-type="float">
            <text:p>-3.10756466401634</text:p>
          </table:table-cell>
          <table:table-cell office:value-type="float" office:value="-55.5631552236569" calcext:value-type="float">
            <text:p>-55.56315522365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0T15:50:56.745653909</meta:creation-date>
    <meta:generator>LibreOffice/6.4.7.2$Linux_X86_64 LibreOffice_project/40$Build-2</meta:generator>
    <dc:date>2024-06-20T22:01:52.599623882</dc:date>
    <meta:editing-duration>PT5H42M53S</meta:editing-duration>
    <meta:editing-cycles>9</meta:editing-cycles>
    <meta:document-statistic meta:table-count="1" meta:cell-count="28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FD000000FDB43ABA64C5FC9CAB.svm"/>
      </style:chart-properties>
    </style:style>
    <style:style style:name="ch3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1" chart:maximum="10" chart:origin="-30" chart:interval-major="1" chart:interval-minor-divisor="5" chart:reverse-direction="false" text:line-break="false" loext:try-staggering-first="false" chart:link-data-style-to-source="true" chart:axis-position="-3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20" chart:maximum="-0" chart:origin="-30" chart:reverse-direction="false" text:line-break="false" loext:try-staggering-first="false" chart:link-data-style-to-source="true" chart:axis-position="-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plot-area chart:style-name="ch2" table:cell-range-address="Sheet1.A7:Sheet1.B97" svg:x="1.33cm" svg:y="0.18cm" svg:width="14.349cm" svg:height="7.664cm">
          <chartooo:coordinate-region svg:x="1.907cm" svg:y="0.379cm" svg:width="13.585cm" svg:height="6.968cm"/>
          <chart:axis chart:dimension="x" chart:name="primary-x" chart:style-name="ch3">
            <chart:title svg:x="7.283cm" svg:y="8.024cm" chart:style-name="ch4">
              <text:p>Frequency, GHz</text:p>
            </chart:title>
            <chart:grid chart:style-name="ch5" chart:class="major"/>
          </chart:axis>
          <chart:axis chart:dimension="y" chart:name="primary-y" chart:style-name="ch6">
            <chart:title svg:x="0.451cm" svg:y="4.717cm" chart:style-name="ch7">
              <text:p>|S11|, dB</text:p>
            </chart:title>
            <chart:grid chart:style-name="ch5" chart:class="major"/>
          </chart:axis>
          <chart:series chart:style-name="ch8" chart:values-cell-range-address="Sheet1.B7:Sheet1.B97" chart:class="chart:scatter">
            <chart:domain table:cell-range-address="Sheet1.A7:Sheet1.A97"/>
            <chart:data-point chart:repeated="9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7:Sheet1.A97</svg:desc>
                </draw:g>
              </table:table-cell>
              <table:table-cell office:value-type="float" office:value="-0.00391075553183183">
                <text:p>-0.00391075553183183</text:p>
                <draw:g>
                  <svg:desc>Sheet1.B7:Sheet1.B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">
                <text:p>1.1</text:p>
              </table:table-cell>
              <table:table-cell office:value-type="float" office:value="-0.00574363136693402">
                <text:p>-0.005743631366934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">
                <text:p>1.2</text:p>
              </table:table-cell>
              <table:table-cell office:value-type="float" office:value="-0.00839483172619585">
                <text:p>-0.008394831726195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">
                <text:p>1.3</text:p>
              </table:table-cell>
              <table:table-cell office:value-type="float" office:value="-0.0121878939904191">
                <text:p>-0.01218789399041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">
                <text:p>1.4</text:p>
              </table:table-cell>
              <table:table-cell office:value-type="float" office:value="-0.0175264391339908">
                <text:p>-0.01752643913399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-0.0248927785430257">
                <text:p>-0.02489277854302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">
                <text:p>1.6</text:p>
              </table:table-cell>
              <table:table-cell office:value-type="float" office:value="-0.0348733714617597">
                <text:p>-0.03487337146175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">
                <text:p>1.7</text:p>
              </table:table-cell>
              <table:table-cell office:value-type="float" office:value="-0.048286289834774">
                <text:p>-0.0482862898347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">
                <text:p>1.8</text:p>
              </table:table-cell>
              <table:table-cell office:value-type="float" office:value="-0.06652917773437">
                <text:p>-0.066529177734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">
                <text:p>1.9</text:p>
              </table:table-cell>
              <table:table-cell office:value-type="float" office:value="-0.0922403320443808">
                <text:p>-0.09224033204438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-0.130028219682747">
                <text:p>-0.1300282196827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">
                <text:p>2.1</text:p>
              </table:table-cell>
              <table:table-cell office:value-type="float" office:value="-0.185864483426309">
                <text:p>-0.1858644834263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2">
                <text:p>2.2</text:p>
              </table:table-cell>
              <table:table-cell office:value-type="float" office:value="-0.26293767055621">
                <text:p>-0.262937670556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">
                <text:p>2.3</text:p>
              </table:table-cell>
              <table:table-cell office:value-type="float" office:value="-0.35744321611426">
                <text:p>-0.357443216114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4">
                <text:p>2.4</text:p>
              </table:table-cell>
              <table:table-cell office:value-type="float" office:value="-0.463458969885098">
                <text:p>-0.4634589698850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">
                <text:p>2.5</text:p>
              </table:table-cell>
              <table:table-cell office:value-type="float" office:value="-0.580490351480953">
                <text:p>-0.5804903514809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6">
                <text:p>2.6</text:p>
              </table:table-cell>
              <table:table-cell office:value-type="float" office:value="-0.712352466043154">
                <text:p>-0.7123524660431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">
                <text:p>2.7</text:p>
              </table:table-cell>
              <table:table-cell office:value-type="float" office:value="-0.863007990809073">
                <text:p>-0.8630079908090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">
                <text:p>2.8</text:p>
              </table:table-cell>
              <table:table-cell office:value-type="float" office:value="-1.03313705080842">
                <text:p>-1.033137050808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9">
                <text:p>2.9</text:p>
              </table:table-cell>
              <table:table-cell office:value-type="float" office:value="-1.21605681786989">
                <text:p>-1.216056817869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-1.40572323828937">
                <text:p>-1.405723238289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1">
                <text:p>3.1</text:p>
              </table:table-cell>
              <table:table-cell office:value-type="float" office:value="-1.6376977529497">
                <text:p>-1.63769775294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2">
                <text:p>3.2</text:p>
              </table:table-cell>
              <table:table-cell office:value-type="float" office:value="-1.9910124121868">
                <text:p>-1.99101241218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3">
                <text:p>3.3</text:p>
              </table:table-cell>
              <table:table-cell office:value-type="float" office:value="-2.48563263240875">
                <text:p>-2.48563263240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">
                <text:p>3.4</text:p>
              </table:table-cell>
              <table:table-cell office:value-type="float" office:value="-3.08340829556911">
                <text:p>-3.083408295569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5">
                <text:p>3.5</text:p>
              </table:table-cell>
              <table:table-cell office:value-type="float" office:value="-3.7617676874403">
                <text:p>-3.76176768744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6">
                <text:p>3.6</text:p>
              </table:table-cell>
              <table:table-cell office:value-type="float" office:value="-4.52095993342719">
                <text:p>-4.520959933427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7">
                <text:p>3.7</text:p>
              </table:table-cell>
              <table:table-cell office:value-type="float" office:value="-5.36371467102466">
                <text:p>-5.363714671024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8">
                <text:p>3.8</text:p>
              </table:table-cell>
              <table:table-cell office:value-type="float" office:value="-6.28483347468701">
                <text:p>-6.284833474687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9">
                <text:p>3.9</text:p>
              </table:table-cell>
              <table:table-cell office:value-type="float" office:value="-7.27520725633441">
                <text:p>-7.275207256334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-8.33347622551896">
                <text:p>-8.333476225518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1">
                <text:p>4.1</text:p>
              </table:table-cell>
              <table:table-cell office:value-type="float" office:value="-9.47802762436707">
                <text:p>-9.478027624367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2">
                <text:p>4.2</text:p>
              </table:table-cell>
              <table:table-cell office:value-type="float" office:value="-10.7565838768639">
                <text:p>-10.75658387686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3">
                <text:p>4.3</text:p>
              </table:table-cell>
              <table:table-cell office:value-type="float" office:value="-12.2474756680185">
                <text:p>-12.24747566801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4">
                <text:p>4.4</text:p>
              </table:table-cell>
              <table:table-cell office:value-type="float" office:value="-14.0369250593299">
                <text:p>-14.03692505932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5">
                <text:p>4.5</text:p>
              </table:table-cell>
              <table:table-cell office:value-type="float" office:value="-16.1274752752088">
                <text:p>-16.12747527520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6">
                <text:p>4.6</text:p>
              </table:table-cell>
              <table:table-cell office:value-type="float" office:value="-18.1231069527428">
                <text:p>-18.12310695274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7">
                <text:p>4.7</text:p>
              </table:table-cell>
              <table:table-cell office:value-type="float" office:value="-18.8121212533458">
                <text:p>-18.81212125334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8">
                <text:p>4.8</text:p>
              </table:table-cell>
              <table:table-cell office:value-type="float" office:value="-17.6089969484666">
                <text:p>-17.60899694846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9">
                <text:p>4.9</text:p>
              </table:table-cell>
              <table:table-cell office:value-type="float" office:value="-15.7170381554075">
                <text:p>-15.71703815540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-13.98882299257">
                <text:p>-13.988822992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1">
                <text:p>5.1</text:p>
              </table:table-cell>
              <table:table-cell office:value-type="float" office:value="-12.5801241643527">
                <text:p>-12.58012416435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2">
                <text:p>5.2</text:p>
              </table:table-cell>
              <table:table-cell office:value-type="float" office:value="-11.4340539954187">
                <text:p>-11.43405399541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3">
                <text:p>5.3</text:p>
              </table:table-cell>
              <table:table-cell office:value-type="float" office:value="-10.4678643494564">
                <text:p>-10.46786434945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4">
                <text:p>5.4</text:p>
              </table:table-cell>
              <table:table-cell office:value-type="float" office:value="-9.62410826650759">
                <text:p>-9.624108266507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5">
                <text:p>5.5</text:p>
              </table:table-cell>
              <table:table-cell office:value-type="float" office:value="-8.88327847256845">
                <text:p>-8.883278472568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6">
                <text:p>5.6</text:p>
              </table:table-cell>
              <table:table-cell office:value-type="float" office:value="-8.25233197503463">
                <text:p>-8.252331975034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7">
                <text:p>5.7</text:p>
              </table:table-cell>
              <table:table-cell office:value-type="float" office:value="-7.7404051375854">
                <text:p>-7.74040513758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8">
                <text:p>5.8</text:p>
              </table:table-cell>
              <table:table-cell office:value-type="float" office:value="-7.34243827806567">
                <text:p>-7.342438278065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9">
                <text:p>5.9</text:p>
              </table:table-cell>
              <table:table-cell office:value-type="float" office:value="-7.0392231527447">
                <text:p>-7.03922315274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">
                <text:p>6</text:p>
              </table:table-cell>
              <table:table-cell office:value-type="float" office:value="-6.80765690699801">
                <text:p>-6.807656906998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1">
                <text:p>6.1</text:p>
              </table:table-cell>
              <table:table-cell office:value-type="float" office:value="-6.63098700802913">
                <text:p>-6.630987008029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2">
                <text:p>6.2</text:p>
              </table:table-cell>
              <table:table-cell office:value-type="float" office:value="-6.50096197195662">
                <text:p>-6.50096197195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3">
                <text:p>6.3</text:p>
              </table:table-cell>
              <table:table-cell office:value-type="float" office:value="-6.41058829644324">
                <text:p>-6.410588296443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4">
                <text:p>6.4</text:p>
              </table:table-cell>
              <table:table-cell office:value-type="float" office:value="-6.3442460408388">
                <text:p>-6.34424604083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5">
                <text:p>6.5</text:p>
              </table:table-cell>
              <table:table-cell office:value-type="float" office:value="-6.27489907987751">
                <text:p>-6.274899079877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6">
                <text:p>6.6</text:p>
              </table:table-cell>
              <table:table-cell office:value-type="float" office:value="-6.17398240543292">
                <text:p>-6.173982405432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7">
                <text:p>6.7</text:p>
              </table:table-cell>
              <table:table-cell office:value-type="float" office:value="-6.028181139766">
                <text:p>-6.0281811397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8">
                <text:p>6.8</text:p>
              </table:table-cell>
              <table:table-cell office:value-type="float" office:value="-5.84638512646586">
                <text:p>-5.846385126465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9">
                <text:p>6.9</text:p>
              </table:table-cell>
              <table:table-cell office:value-type="float" office:value="-5.64795541320662">
                <text:p>-5.647955413206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">
                <text:p>7</text:p>
              </table:table-cell>
              <table:table-cell office:value-type="float" office:value="-5.44548245671789">
                <text:p>-5.445482456717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1">
                <text:p>7.1</text:p>
              </table:table-cell>
              <table:table-cell office:value-type="float" office:value="-5.23990288041351">
                <text:p>-5.239902880413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2">
                <text:p>7.2</text:p>
              </table:table-cell>
              <table:table-cell office:value-type="float" office:value="-5.02942460168372">
                <text:p>-5.029424601683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3">
                <text:p>7.3</text:p>
              </table:table-cell>
              <table:table-cell office:value-type="float" office:value="-4.81978221651871">
                <text:p>-4.819782216518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4">
                <text:p>7.4</text:p>
              </table:table-cell>
              <table:table-cell office:value-type="float" office:value="-4.62412279194579">
                <text:p>-4.624122791945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5">
                <text:p>7.5</text:p>
              </table:table-cell>
              <table:table-cell office:value-type="float" office:value="-4.45383358157401">
                <text:p>-4.453833581574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6">
                <text:p>7.6</text:p>
              </table:table-cell>
              <table:table-cell office:value-type="float" office:value="-4.31145196143355">
                <text:p>-4.311451961433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7">
                <text:p>7.7</text:p>
              </table:table-cell>
              <table:table-cell office:value-type="float" office:value="-4.19156926826821">
                <text:p>-4.191569268268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8">
                <text:p>7.8</text:p>
              </table:table-cell>
              <table:table-cell office:value-type="float" office:value="-4.08649928748941">
                <text:p>-4.086499287489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9">
                <text:p>7.9</text:p>
              </table:table-cell>
              <table:table-cell office:value-type="float" office:value="-3.991377781522">
                <text:p>-3.9913777815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">
                <text:p>8</text:p>
              </table:table-cell>
              <table:table-cell office:value-type="float" office:value="-3.90545325609919">
                <text:p>-3.905453256099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1">
                <text:p>8.1</text:p>
              </table:table-cell>
              <table:table-cell office:value-type="float" office:value="-3.82989667602302">
                <text:p>-3.829896676023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2">
                <text:p>8.2</text:p>
              </table:table-cell>
              <table:table-cell office:value-type="float" office:value="-3.76527026248406">
                <text:p>-3.765270262484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3">
                <text:p>8.3</text:p>
              </table:table-cell>
              <table:table-cell office:value-type="float" office:value="-3.7110306747117">
                <text:p>-3.71103067471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4">
                <text:p>8.4</text:p>
              </table:table-cell>
              <table:table-cell office:value-type="float" office:value="-3.6666607164188">
                <text:p>-3.66666071641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5">
                <text:p>8.5</text:p>
              </table:table-cell>
              <table:table-cell office:value-type="float" office:value="-3.63237219112783">
                <text:p>-3.632372191127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6">
                <text:p>8.6</text:p>
              </table:table-cell>
              <table:table-cell office:value-type="float" office:value="-3.60830253667922">
                <text:p>-3.608302536679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7">
                <text:p>8.7</text:p>
              </table:table-cell>
              <table:table-cell office:value-type="float" office:value="-3.59298479657732">
                <text:p>-3.592984796577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8">
                <text:p>8.8</text:p>
              </table:table-cell>
              <table:table-cell office:value-type="float" office:value="-3.58194958538743">
                <text:p>-3.581949585387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9">
                <text:p>8.9</text:p>
              </table:table-cell>
              <table:table-cell office:value-type="float" office:value="-3.56781994686317">
                <text:p>-3.567819946863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">
                <text:p>9</text:p>
              </table:table-cell>
              <table:table-cell office:value-type="float" office:value="-3.54365310029184">
                <text:p>-3.543653100291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1">
                <text:p>9.1</text:p>
              </table:table-cell>
              <table:table-cell office:value-type="float" office:value="-3.50743422092232">
                <text:p>-3.507434220922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2">
                <text:p>9.2</text:p>
              </table:table-cell>
              <table:table-cell office:value-type="float" office:value="-3.46265390663533">
                <text:p>-3.462653906635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3">
                <text:p>9.3</text:p>
              </table:table-cell>
              <table:table-cell office:value-type="float" office:value="-3.41411924463624">
                <text:p>-3.414119244636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4">
                <text:p>9.4</text:p>
              </table:table-cell>
              <table:table-cell office:value-type="float" office:value="-3.36383383017921">
                <text:p>-3.363833830179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5">
                <text:p>9.5</text:p>
              </table:table-cell>
              <table:table-cell office:value-type="float" office:value="-3.31126949486858">
                <text:p>-3.311269494868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6">
                <text:p>9.6</text:p>
              </table:table-cell>
              <table:table-cell office:value-type="float" office:value="-3.25715180551571">
                <text:p>-3.257151805515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7">
                <text:p>9.7</text:p>
              </table:table-cell>
              <table:table-cell office:value-type="float" office:value="-3.20577734789733">
                <text:p>-3.205777347897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8">
                <text:p>9.8</text:p>
              </table:table-cell>
              <table:table-cell office:value-type="float" office:value="-3.16268448485772">
                <text:p>-3.162684484857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9">
                <text:p>9.9</text:p>
              </table:table-cell>
              <table:table-cell office:value-type="float" office:value="-3.13053426246441">
                <text:p>-3.130534262464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">
                <text:p>10</text:p>
              </table:table-cell>
              <table:table-cell office:value-type="float" office:value="-3.10756466401634">
                <text:p>-3.107564664016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1" chart:maximum="10" chart:origin="-30" chart:interval-major="1" chart:interval-minor-divisor="5" chart:reverse-direction="false" text:line-break="false" loext:try-staggering-first="false" chart:link-data-style-to-source="true" chart:axis-position="-18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180" chart:maximum="180" chart:origin="-180" chart:interval-major="30" chart:reverse-direction="false" text:line-break="false" loext:try-staggering-first="false" chart:link-data-style-to-source="true" chart:axis-position="-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plot-area chart:style-name="ch2" table:cell-range-address="Sheet1.A7:Sheet1.A97 Sheet1.C7:Sheet1.C97" svg:x="1.33cm" svg:y="0.18cm" svg:width="14.349cm" svg:height="7.664cm">
          <chartooo:coordinate-region svg:x="2.092cm" svg:y="0.379cm" svg:width="13.4cm" svg:height="6.968cm"/>
          <chart:axis chart:dimension="x" chart:name="primary-x" chart:style-name="ch3">
            <chart:title svg:x="7.283cm" svg:y="8.024cm" chart:style-name="ch4">
              <text:p>Frequency, GHz</text:p>
            </chart:title>
            <chart:grid chart:style-name="ch5" chart:class="major"/>
          </chart:axis>
          <chart:axis chart:dimension="y" chart:name="primary-y" chart:style-name="ch6">
            <chart:title svg:x="0.451cm" svg:y="5.061cm" chart:style-name="ch7">
              <text:p>arg(S11), deg</text:p>
            </chart:title>
            <chart:grid chart:style-name="ch5" chart:class="major"/>
          </chart:axis>
          <chart:series chart:style-name="ch8" chart:values-cell-range-address="Sheet1.C7:Sheet1.C97" chart:class="chart:scatter">
            <chart:domain table:cell-range-address="Sheet1.A7:Sheet1.A97"/>
            <chart:data-point chart:repeated="9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7:Sheet1.A97</svg:desc>
                </draw:g>
              </table:table-cell>
              <table:table-cell office:value-type="float" office:value="-90.0156739664963">
                <text:p>-90.0156739664963</text:p>
                <draw:g>
                  <svg:desc>Sheet1.C7:Sheet1.C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">
                <text:p>1.1</text:p>
              </table:table-cell>
              <table:table-cell office:value-type="float" office:value="-99.157320261163">
                <text:p>-99.1573202611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">
                <text:p>1.2</text:p>
              </table:table-cell>
              <table:table-cell office:value-type="float" office:value="-108.344060117607">
                <text:p>-108.3440601176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">
                <text:p>1.3</text:p>
              </table:table-cell>
              <table:table-cell office:value-type="float" office:value="-117.58226412336">
                <text:p>-117.58226412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">
                <text:p>1.4</text:p>
              </table:table-cell>
              <table:table-cell office:value-type="float" office:value="-126.878896536312">
                <text:p>-126.8788965363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-136.241756150112">
                <text:p>-136.2417561501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">
                <text:p>1.6</text:p>
              </table:table-cell>
              <table:table-cell office:value-type="float" office:value="-145.680062904627">
                <text:p>-145.6800629046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">
                <text:p>1.7</text:p>
              </table:table-cell>
              <table:table-cell office:value-type="float" office:value="-155.2053978026">
                <text:p>-155.20539780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">
                <text:p>1.8</text:p>
              </table:table-cell>
              <table:table-cell office:value-type="float" office:value="-164.832455386297">
                <text:p>-164.8324553862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">
                <text:p>1.9</text:p>
              </table:table-cell>
              <table:table-cell office:value-type="float" office:value="-174.57779651287">
                <text:p>-174.577796512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75.547263754186">
                <text:p>175.5472637541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">
                <text:p>2.1</text:p>
              </table:table-cell>
              <table:table-cell office:value-type="float" office:value="165.552326691162">
                <text:p>165.5523266911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2">
                <text:p>2.2</text:p>
              </table:table-cell>
              <table:table-cell office:value-type="float" office:value="155.476341530857">
                <text:p>155.4763415308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">
                <text:p>2.3</text:p>
              </table:table-cell>
              <table:table-cell office:value-type="float" office:value="145.353439406852">
                <text:p>145.3534394068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4">
                <text:p>2.4</text:p>
              </table:table-cell>
              <table:table-cell office:value-type="float" office:value="135.16816325454">
                <text:p>135.168163254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">
                <text:p>2.5</text:p>
              </table:table-cell>
              <table:table-cell office:value-type="float" office:value="124.877130423322">
                <text:p>124.8771304233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6">
                <text:p>2.6</text:p>
              </table:table-cell>
              <table:table-cell office:value-type="float" office:value="114.450750995128">
                <text:p>114.4507509951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">
                <text:p>2.7</text:p>
              </table:table-cell>
              <table:table-cell office:value-type="float" office:value="103.879857738654">
                <text:p>103.8798577386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">
                <text:p>2.8</text:p>
              </table:table-cell>
              <table:table-cell office:value-type="float" office:value="93.1664140349049">
                <text:p>93.16641403490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9">
                <text:p>2.9</text:p>
              </table:table-cell>
              <table:table-cell office:value-type="float" office:value="82.2808921473022">
                <text:p>82.28089214730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71.0516189372075">
                <text:p>71.05161893720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1">
                <text:p>3.1</text:p>
              </table:table-cell>
              <table:table-cell office:value-type="float" office:value="59.1946269832844">
                <text:p>59.19462698328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2">
                <text:p>3.2</text:p>
              </table:table-cell>
              <table:table-cell office:value-type="float" office:value="46.8082872955569">
                <text:p>46.80828729555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3">
                <text:p>3.3</text:p>
              </table:table-cell>
              <table:table-cell office:value-type="float" office:value="34.3908431113129">
                <text:p>34.39084311131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">
                <text:p>3.4</text:p>
              </table:table-cell>
              <table:table-cell office:value-type="float" office:value="22.1702288390775">
                <text:p>22.17022883907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5">
                <text:p>3.5</text:p>
              </table:table-cell>
              <table:table-cell office:value-type="float" office:value="10.0959562957255">
                <text:p>10.09595629572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6">
                <text:p>3.6</text:p>
              </table:table-cell>
              <table:table-cell office:value-type="float" office:value="-1.88765834133984">
                <text:p>-1.887658341339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7">
                <text:p>3.7</text:p>
              </table:table-cell>
              <table:table-cell office:value-type="float" office:value="-13.7781731424466">
                <text:p>-13.77817314244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8">
                <text:p>3.8</text:p>
              </table:table-cell>
              <table:table-cell office:value-type="float" office:value="-25.5872202948868">
                <text:p>-25.58722029488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9">
                <text:p>3.9</text:p>
              </table:table-cell>
              <table:table-cell office:value-type="float" office:value="-37.4287271717394">
                <text:p>-37.42872717173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-49.5654718423401">
                <text:p>-49.56547184234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1">
                <text:p>4.1</text:p>
              </table:table-cell>
              <table:table-cell office:value-type="float" office:value="-62.4210935612451">
                <text:p>-62.42109356124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2">
                <text:p>4.2</text:p>
              </table:table-cell>
              <table:table-cell office:value-type="float" office:value="-76.5865917712069">
                <text:p>-76.58659177120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3">
                <text:p>4.3</text:p>
              </table:table-cell>
              <table:table-cell office:value-type="float" office:value="-92.8600556106478">
                <text:p>-92.86005561064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4">
                <text:p>4.4</text:p>
              </table:table-cell>
              <table:table-cell office:value-type="float" office:value="-112.440539193262">
                <text:p>-112.4405391932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5">
                <text:p>4.5</text:p>
              </table:table-cell>
              <table:table-cell office:value-type="float" office:value="-137.428572890606">
                <text:p>-137.4285728906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6">
                <text:p>4.6</text:p>
              </table:table-cell>
              <table:table-cell office:value-type="float" office:value="-170.983355457441">
                <text:p>-170.9833554574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7">
                <text:p>4.7</text:p>
              </table:table-cell>
              <table:table-cell office:value-type="float" office:value="147.425326951962">
                <text:p>147.4253269519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8">
                <text:p>4.8</text:p>
              </table:table-cell>
              <table:table-cell office:value-type="float" office:value="108.658093783845">
                <text:p>108.6580937838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9">
                <text:p>4.9</text:p>
              </table:table-cell>
              <table:table-cell office:value-type="float" office:value="79.3604419474428">
                <text:p>79.36044194744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57.2492203666595">
                <text:p>57.24922036665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1">
                <text:p>5.1</text:p>
              </table:table-cell>
              <table:table-cell office:value-type="float" office:value="39.4906090037782">
                <text:p>39.49060900377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2">
                <text:p>5.2</text:p>
              </table:table-cell>
              <table:table-cell office:value-type="float" office:value="24.4312781479115">
                <text:p>24.43127814791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3">
                <text:p>5.3</text:p>
              </table:table-cell>
              <table:table-cell office:value-type="float" office:value="11.0701130749442">
                <text:p>11.07011307494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4">
                <text:p>5.4</text:p>
              </table:table-cell>
              <table:table-cell office:value-type="float" office:value="-1.30531346599446">
                <text:p>-1.305313465994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5">
                <text:p>5.5</text:p>
              </table:table-cell>
              <table:table-cell office:value-type="float" office:value="-13.1974876597973">
                <text:p>-13.19748765979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6">
                <text:p>5.6</text:p>
              </table:table-cell>
              <table:table-cell office:value-type="float" office:value="-24.8593812232866">
                <text:p>-24.85938122328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7">
                <text:p>5.7</text:p>
              </table:table-cell>
              <table:table-cell office:value-type="float" office:value="-36.3142705402316">
                <text:p>-36.31427054023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8">
                <text:p>5.8</text:p>
              </table:table-cell>
              <table:table-cell office:value-type="float" office:value="-47.4702754824361">
                <text:p>-47.47027548243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9">
                <text:p>5.9</text:p>
              </table:table-cell>
              <table:table-cell office:value-type="float" office:value="-58.2432570511514">
                <text:p>-58.24325705115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">
                <text:p>6</text:p>
              </table:table-cell>
              <table:table-cell office:value-type="float" office:value="-68.6163118631079">
                <text:p>-68.61631186310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1">
                <text:p>6.1</text:p>
              </table:table-cell>
              <table:table-cell office:value-type="float" office:value="-78.6220249805797">
                <text:p>-78.62202498057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2">
                <text:p>6.2</text:p>
              </table:table-cell>
              <table:table-cell office:value-type="float" office:value="-88.2819964064325">
                <text:p>-88.28199640643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3">
                <text:p>6.3</text:p>
              </table:table-cell>
              <table:table-cell office:value-type="float" office:value="-97.5659029485284">
                <text:p>-97.56590294852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4">
                <text:p>6.4</text:p>
              </table:table-cell>
              <table:table-cell office:value-type="float" office:value="-106.414396859189">
                <text:p>-106.4143968591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5">
                <text:p>6.5</text:p>
              </table:table-cell>
              <table:table-cell office:value-type="float" office:value="-114.817054739169">
                <text:p>-114.8170547391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6">
                <text:p>6.6</text:p>
              </table:table-cell>
              <table:table-cell office:value-type="float" office:value="-122.882210666969">
                <text:p>-122.8822106669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7">
                <text:p>6.7</text:p>
              </table:table-cell>
              <table:table-cell office:value-type="float" office:value="-130.81747721838">
                <text:p>-130.817477218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8">
                <text:p>6.8</text:p>
              </table:table-cell>
              <table:table-cell office:value-type="float" office:value="-138.814202542033">
                <text:p>-138.8142025420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9">
                <text:p>6.9</text:p>
              </table:table-cell>
              <table:table-cell office:value-type="float" office:value="-146.948704687463">
                <text:p>-146.9487046874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">
                <text:p>7</text:p>
              </table:table-cell>
              <table:table-cell office:value-type="float" office:value="-155.200050409067">
                <text:p>-155.2000504090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1">
                <text:p>7.1</text:p>
              </table:table-cell>
              <table:table-cell office:value-type="float" office:value="-163.543158070539">
                <text:p>-163.5431580705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2">
                <text:p>7.2</text:p>
              </table:table-cell>
              <table:table-cell office:value-type="float" office:value="-172.007295747608">
                <text:p>-172.0072957476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3">
                <text:p>7.3</text:p>
              </table:table-cell>
              <table:table-cell office:value-type="float" office:value="179.351715660803">
                <text:p>179.3517156608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4">
                <text:p>7.4</text:p>
              </table:table-cell>
              <table:table-cell office:value-type="float" office:value="170.520233674614">
                <text:p>170.5202336746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5">
                <text:p>7.5</text:p>
              </table:table-cell>
              <table:table-cell office:value-type="float" office:value="161.552560827499">
                <text:p>161.5525608274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6">
                <text:p>7.6</text:p>
              </table:table-cell>
              <table:table-cell office:value-type="float" office:value="152.532805025427">
                <text:p>152.5328050254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7">
                <text:p>7.7</text:p>
              </table:table-cell>
              <table:table-cell office:value-type="float" office:value="143.52310636441">
                <text:p>143.523106364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8">
                <text:p>7.8</text:p>
              </table:table-cell>
              <table:table-cell office:value-type="float" office:value="134.541619546223">
                <text:p>134.5416195462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9">
                <text:p>7.9</text:p>
              </table:table-cell>
              <table:table-cell office:value-type="float" office:value="125.575142499208">
                <text:p>125.5751424992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">
                <text:p>8</text:p>
              </table:table-cell>
              <table:table-cell office:value-type="float" office:value="116.607240965657">
                <text:p>116.6072409656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1">
                <text:p>8.1</text:p>
              </table:table-cell>
              <table:table-cell office:value-type="float" office:value="107.636102454442">
                <text:p>107.6361024544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2">
                <text:p>8.2</text:p>
              </table:table-cell>
              <table:table-cell office:value-type="float" office:value="98.6720062064813">
                <text:p>98.67200620648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3">
                <text:p>8.3</text:p>
              </table:table-cell>
              <table:table-cell office:value-type="float" office:value="89.7258911596266">
                <text:p>89.72589115962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4">
                <text:p>8.4</text:p>
              </table:table-cell>
              <table:table-cell office:value-type="float" office:value="80.8049739094228">
                <text:p>80.80497390942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5">
                <text:p>8.5</text:p>
              </table:table-cell>
              <table:table-cell office:value-type="float" office:value="71.9189912014582">
                <text:p>71.91899120145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6">
                <text:p>8.6</text:p>
              </table:table-cell>
              <table:table-cell office:value-type="float" office:value="63.0870464075221">
                <text:p>63.08704640752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7">
                <text:p>8.7</text:p>
              </table:table-cell>
              <table:table-cell office:value-type="float" office:value="54.3370345327505">
                <text:p>54.33703453275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8">
                <text:p>8.8</text:p>
              </table:table-cell>
              <table:table-cell office:value-type="float" office:value="45.6961111778846">
                <text:p>45.69611117788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9">
                <text:p>8.9</text:p>
              </table:table-cell>
              <table:table-cell office:value-type="float" office:value="37.1712666100003">
                <text:p>37.17126661000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">
                <text:p>9</text:p>
              </table:table-cell>
              <table:table-cell office:value-type="float" office:value="28.7341957716378">
                <text:p>28.73419577163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1">
                <text:p>9.1</text:p>
              </table:table-cell>
              <table:table-cell office:value-type="float" office:value="20.3342492624002">
                <text:p>20.33424926240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2">
                <text:p>9.2</text:p>
              </table:table-cell>
              <table:table-cell office:value-type="float" office:value="11.9328949245644">
                <text:p>11.93289492456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3">
                <text:p>9.3</text:p>
              </table:table-cell>
              <table:table-cell office:value-type="float" office:value="3.5230404140636">
                <text:p>3.52304041406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4">
                <text:p>9.4</text:p>
              </table:table-cell>
              <table:table-cell office:value-type="float" office:value="-4.88539235114588">
                <text:p>-4.885392351145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5">
                <text:p>9.5</text:p>
              </table:table-cell>
              <table:table-cell office:value-type="float" office:value="-13.2930960023185">
                <text:p>-13.29309600231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6">
                <text:p>9.6</text:p>
              </table:table-cell>
              <table:table-cell office:value-type="float" office:value="-21.7189032974105">
                <text:p>-21.71890329741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7">
                <text:p>9.7</text:p>
              </table:table-cell>
              <table:table-cell office:value-type="float" office:value="-30.178246773397">
                <text:p>-30.1782467733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8">
                <text:p>9.8</text:p>
              </table:table-cell>
              <table:table-cell office:value-type="float" office:value="-38.6603749820388">
                <text:p>-38.66037498203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9">
                <text:p>9.9</text:p>
              </table:table-cell>
              <table:table-cell office:value-type="float" office:value="-47.1324130636522">
                <text:p>-47.13241306365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">
                <text:p>10</text:p>
              </table:table-cell>
              <table:table-cell office:value-type="float" office:value="-55.5631552236569">
                <text:p>-55.56315522365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